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  <style:text-properties style:font-name="Arial1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FVE/commun/entetes/HEADER_CAISSE_PREST_FVE#%</text:p>
      <text:p text:style-name="Standard">%#include AL/FVE/commun/dateAdresse/dateAdresse#%</text:p>
      <text:p text:style-name="P4"/>
      <text:p text:style-name="Standard">%#include AL/FVE/adi/adiInfoGenerales#%</text:p>
      <text:p text:style-name="Standard"/>
      <text:p text:style-name="Standard"/>
      <text:p text:style-name="Standard"/>
      <text:p text:style-name="Standard">%#include AL/FVE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4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503cm" fo:margin-bottom="0.575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3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  <text:p text:style-name="MP2"/>
        <text:p text:style-name="MP2"/>
        <text:p text:style-name="MP3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footer>
        <text:p text:style-name="MP1"><text:page-number text:select-page="current">1</text:page-number>/<text:page-count>1</text:page-count></text:p>
        <text:p text:style-name="MP2">%#include AL/FVE/commun/footer/footer#%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3-11T10:03:42.40</dc:date>
    <meta:editing-cycles>222</meta:editing-cycles>
    <meta:editing-duration>PT18H7M51S</meta:editing-duration>
    <meta:document-statistic meta:table-count="0" meta:image-count="0" meta:object-count="0" meta:page-count="1" meta:paragraph-count="8" meta:word-count="13" meta:character-count="281"/>
    <meta:user-defined meta:name="Info 1"/>
    <meta:user-defined meta:name="Info 2"/>
    <meta:user-defined meta:name="Info 3"/>
    <meta:user-defined meta:name="Info 4"/>
  </office:meta>
</office:document-meta>
</file>